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0.269cm" fo:min-width="4.501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loext:graphic-properties draw:fill-color="#ff5429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2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4cm" svg:y="13.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7cm 15.98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  <text:list-item>
                <text:p text:style-name="P13"><text:span text:style-name="T6">Équivalent Python de npm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chiffrées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 et numpy</text:span></text:p>
          </draw:text-box>
        </draw:frame>
        <draw:custom-shape draw:style-name="gr11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9.904cm" svg:x="1.34cm" svg:y="2.2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a ressource ressources/pandas-et-numpy</text:span></text:p>
                <text:p text:style-name="P13"><text:span text:style-name="T9"/></text:p>
              </text:list-item>
            </text:list>
            <text:p text:style-name="P13"><text:span text:style-name="T9">A télécharger ici : </text:span><text:span text:style-name="T10"><text:a xlink:href="https://github.com/DanYellow/cours/raw/refs/heads/main/s6-developpement-web-et-dispositif-interactif/travaux-pratiques/numero-2/s6-developpement-web-et-dispositif-interactif_travaux-pratiques_numero-2.ressources.zip" xlink:type="simple">https://github.com/DanYellow/cours/raw/refs/heads/main/s6-developpement-web-et-dispositif-interactif/travaux-pratiques/numero-2/s6-developpement-web-et-dispositif-interactif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9-06T11:51:43.659000000</dc:date>
    <meta:editing-duration>P20DT24M48S</meta:editing-duration>
    <meta:editing-cycles>894</meta:editing-cycles>
    <meta:generator>LibreOffice/7.2.7.2$Windows_X86_64 LibreOffice_project/8d71d29d553c0f7dcbfa38fbfda25ee34cce99a2</meta:generator>
    <meta:document-statistic meta:object-count="73"/>
  </office:meta>
</office:document-meta>
</file>